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style:text-autospace="none"/>
      <style:text-properties fo:color="#9b9b9b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style:text-autospace="none"/>
      <style:text-properties fo:color="#608b4e" style:font-name="Consolas1" fo:font-size="9.5pt" style:font-name-asian="Consolas1" style:font-size-asian="9.5pt" style:font-name-complex="Consolas1" style:font-size-complex="9.5pt"/>
    </style:style>
    <style:style style:name="P12" style:family="paragraph" style:parent-style-name="Standard" style:list-style-name="">
      <style:paragraph-properties style:text-autospace="none"/>
      <style:text-properties fo:color="#dcdcdc" style:font-name="Consolas1" fo:font-size="9.5pt" style:font-name-asian="Consolas1" style:font-size-asian="9.5pt" style:font-name-complex="Consolas1" style:font-size-complex="9.5pt"/>
    </style:style>
    <style:style style:name="P13" style:family="paragraph" style:parent-style-name="Standard" style:list-style-name="">
      <style:paragraph-properties fo:break-before="page" style:text-autospace="none"/>
    </style:style>
    <style:style style:name="T1" style:family="text">
      <style:text-properties fo:color="#608b4e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608b4e" style:font-name="Consolas1" fo:font-size="9.5pt" style:font-name-asian="Consolas1" style:font-size-asian="9.5pt" style:font-name-complex="Consolas1" style:font-size-complex="9.5pt"/>
    </style:style>
    <style:style style:name="T3" style:family="text">
      <style:text-properties fo:color="#9b9b9b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dcdcdc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bd63c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chnical Guidelines</text:p>
      <text:p text:style-name="P1">For Team Sausage Fox</text:p>
      <text:p text:style-name="Standard"/>
      <text:list xml:id="list4062926760676637319" text:style-name="L1">
        <text:list-item>
          <text:p text:style-name="P9">Global Functions<text:tab/>- GlobalFunctionName(void)</text:p>
        </text:list-item>
        <text:list-item>
          <text:p text:style-name="P9">Global Variables<text:tab/>- int GlobalVariableName<text:tab/>or<text:tab/>int Global_Variable_Name</text:p>
        </text:list-item>
        <text:list-item>
          <text:p text:style-name="P9">Helper Functions<text:tab/>- helperFunctionName(void)</text:p>
        </text:list-item>
        <text:list-item>
          <text:p text:style-name="P9">Local Variables<text:tab/>- int localVariableName<text:tab/>or <text:tab/>int local_Variable_Name</text:p>
        </text:list-item>
      </text:list>
      <text:p text:style-name="Standard"/>
      <text:p text:style-name="Standard">Doxygen format documentation</text:p>
      <text:p text:style-name="Standard"/>
      <text:p text:style-name="Standard">File Header:</text:p>
      <text:p text:style-name="Standard"/>
      <text:p text:style-name="Standard"><text:span text:style-name="Default_20_Paragraph_20_Font"><text:span text:style-name="T2">/*****************************************************************************/</text:span></text:span></text:p>
      <text:p text:style-name="P11">/*!</text:p>
      <text:p text:style-name="P11">\file<text:tab/><text:tab/><text:tab/><text:tab/>Camera.c</text:p>
      <text:p text:style-name="P11">\author<text:tab/><text:tab/><text:tab/><text:tab/>Juli Gregg (j.gregg)</text:p>
      <text:p text:style-name="P11">\date<text:tab/><text:tab/><text:tab/><text:tab/>Jan 11, 2014</text:p>
      <text:p text:style-name="P12"/>
      <text:p text:style-name="P11">\brief<text:tab/><text:tab/><text:tab/><text:tab/>Camera movement functions</text:p>
      <text:p text:style-name="P12"/>
      <text:p text:style-name="P11">\par<text:tab/><text:tab/><text:tab/><text:tab/>Functions:</text:p>
      <text:p text:style-name="P11">\li<text:tab/><text:tab/><text:tab/><text:tab/><text:tab/>SetCamera</text:p>
      <text:p text:style-name="P11">\li<text:tab/><text:tab/><text:tab/><text:tab/><text:tab/>ResetCamera</text:p>
      <text:p text:style-name="P11"><text:s text:c="2"/></text:p>
      <text:p text:style-name="P11">\par </text:p>
      <text:p text:style-name="P11">&lt;b&gt; Copyright (C) 2014 DigiPen Institute of Technology.</text:p>
      <text:p text:style-name="P11"><text:s/>Reproduction or disclosure of this file or its contents without the prior </text:p>
      <text:p text:style-name="P11"><text:s/>written consent of DigiPen Institute of Technology is prohibited. &lt;/b&gt;</text:p>
      <text:p text:style-name="P10"><text:span text:style-name="T2">*/</text:span><text:span text:style-name="T6"> </text:span></text:p>
      <text:p text:style-name="P10"><text:span text:style-name="T2">/*****************************************************************************/</text:span></text:p>
      <text:p text:style-name="P3"/>
      <text:p text:style-name="Standard">Function Header:</text:p>
      <text:p text:style-name="Standard"/>
      <text:p text:style-name="P11">/*************************************************************************/</text:p>
      <text:p text:style-name="P11">/*!</text:p>
      <text:p text:style-name="P11"><text:tab/>\brief</text:p>
      <text:p text:style-name="P11"><text:tab/>Sets the camera position</text:p>
      <text:p text:style-name="P11"><text:tab/> <text:s/></text:p>
      <text:p text:style-name="P11"><text:tab/>\param playerX</text:p>
      <text:p text:style-name="P11"><text:tab/>Where the player is located</text:p>
      <text:p text:style-name="P11"><text:tab/> <text:s/></text:p>
      <text:p text:style-name="P11"><text:tab/>\param offset</text:p>
      <text:p text:style-name="P11"><text:tab/>The distance from the edge of the camera the player needs to be</text:p>
      <text:p text:style-name="P11"><text:tab/>before changing the camera position</text:p>
      <text:p text:style-name="P11"><text:tab/> <text:s/></text:p>
      <text:p text:style-name="P11"><text:tab/>\param hudmain</text:p>
      <text:p text:style-name="P11"><text:tab/>HUD objects to draw</text:p>
      <text:p text:style-name="P11">*/</text:p>
      <text:p text:style-name="P10"><text:span text:style-name="T2">/*************************************************************************/</text:span></text:p>
      <text:p text:style-name="P10"><text:span text:style-name="T2"><text:line-break/></text:span></text:p>
      <text:p text:style-name="P13"><text:span text:style-name="T2"/></text:p>
      <text:p text:style-name="Standard">Code Blocks:</text:p>
      <text:p text:style-name="P2">// ---------------------------------------------------------------------------</text:p>
      <text:p text:style-name="P2">// Includes</text:p>
      <text:p text:style-name="P2"/>
      <text:p text:style-name="P2">// ---------------------------------------------------------------------------</text:p>
      <text:p text:style-name="P2">// Globals</text:p>
      <text:p text:style-name="P2"/>
      <text:p text:style-name="P2">// ---------------------------------------------------------------------------</text:p>
      <text:p text:style-name="P2">// Function Prototypes</text:p>
      <text:p text:style-name="P2"/>
      <text:p text:style-name="P2">// ---------------------------------------------------------------------------</text:p>
      <text:p text:style-name="P2">// Main Program</text:p>
      <text:p text:style-name="P2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  <text:p text:style-name="Standard">Header defines:</text:p>
      <text:p text:style-name="Standard"><text:span text:style-name="Default_20_Paragraph_20_Font"><text:span text:style-name="T3">#ifndef</text:span></text:span><text:span text:style-name="Default_20_Paragraph_20_Font"><text:span text:style-name="T4"> FOX_FILENAME</text:span></text:span></text:p>
      <text:p text:style-name="P4"><text:span text:style-name="Default_20_Paragraph_20_Font"><text:span text:style-name="T3">#define</text:span></text:span><text:span text:style-name="Default_20_Paragraph_20_Font"><text:span text:style-name="T5"> </text:span></text:span><text:span text:style-name="Default_20_Paragraph_20_Font"><text:span text:style-name="T7">FOX_FILENAME</text:span></text:span></text:p>
      <text:p text:style-name="P3"/>
      <text:p text:style-name="P5">//Header code goes here</text:p>
      <text:p text:style-name="P3"/>
      <text:p text:style-name="P6">#endif</text:p>
      <text:p text:style-name="Standard"/>
      <text:p text:style-name="P7">Fox Engine Project Filters:</text:p>
      <text:p text:style-name="Standard">Fox Engine Headers: All engine headers</text:p>
      <text:p text:style-name="Standard">Fox Level Headers: All level headers</text:p>
      <text:p text:style-name="Standard">Fox Math Headers: All math headers</text:p>
      <text:p text:style-name="Standard"/>
      <text:p text:style-name="Standard">Fox Level Sources: Level source files</text:p>
      <text:p text:style-name="Standard">Fox Math Sources: Math source files</text:p>
      <text:p text:style-name="Standard">Fox Engine Sources: Engine source files</text:p>
      <text:p text:style-name="Standard"/>
      <text:p text:style-name="P7">Game Loop Format:</text:p>
      <text:p text:style-name="Standard">Main.c → Load, Initialize, Loop(Input, Update, Draw), Free, Unload</text:p>
      <text:p text:style-name="Standard"/>
      <text:p text:style-name="Standard">Each level needs each of the functions so Main.c can call it.</text:p>
      <text:p text:style-name="Standard">Any helper functions are built off of the 7 main functions.</text:p>
      <text:p text:style-name="Standard"/>
      <text:p text:style-name="Standard">Levels → Load&lt;LevelNumber&gt; or Load&lt;Name&gt; <text:s/>Ex: LoadMainMenu, Load1</text:p>
      <text:p text:style-name="Standard">Same for Initialize&lt; &gt;, Update&lt; &gt;, Draw&lt; &gt;, Free&lt; &gt;, Unload&lt; 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family-generic="system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Dan Muller</meta:initial-creator>
    <dc:creator>Dan Muller</dc:creator>
    <meta:creation-date>2014-01-11T00:14:00Z</meta:creation-date>
    <dc:date>2014-01-26T14:54:38.25</dc:date>
    <meta:editing-cycles>18</meta:editing-cycles>
    <meta:editing-duration>PT49M34S</meta:editing-duration>
    <meta:document-statistic meta:table-count="0" meta:image-count="0" meta:object-count="0" meta:page-count="2" meta:paragraph-count="74" meta:word-count="288" meta:character-count="2548"/>
    <meta:template xlink:type="simple" xlink:actuate="onRequest" xlink:title="" xlink:href="Normal.dotm"/>
  </office:meta>
</office:document-meta>
</file>